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fo:font-weight="bold" style:font-size-asian="18pt" style:font-size-complex="18pt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text-properties fo:font-size="11pt" fo:font-weight="bold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layer="layout" svg:width="18.068cm" svg:height="10.663cm" svg:x="1.5cm" svg:y="9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2.7cm" svg:height="5.965cm" svg:x="2.8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15cm" svg:height="9.287cm" svg:x="18.574cm" svg:y="10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2.367cm" svg:x="5.5cm" svg:y="16.9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321cm" svg:height="0.12cm" svg:x="8.2cm" svg:y="19.18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17cm" svg:height="1.097cm" svg:x="3.599cm" svg:y="15.716cm">
          <draw:text-box>
            <text:p text:style-name="P2"><text:span text:style-name="T1">430</text:span></text:p>
          </draw:text-box>
        </draw:frame>
        <draw:frame draw:style-name="gr4" draw:text-style-name="P2" draw:layer="layout" svg:width="1.217cm" svg:height="1.097cm" svg:x="6.2cm" svg:y="17.617cm">
          <draw:text-box>
            <text:p text:style-name="P2"><text:span text:style-name="T1">165</text:span></text:p>
          </draw:text-box>
        </draw:frame>
        <draw:frame draw:style-name="gr4" draw:text-style-name="P2" draw:layer="layout" svg:width="1.217cm" svg:height="1.097cm" svg:x="12.801cm" svg:y="18.618cm">
          <draw:text-box>
            <text:p text:style-name="P2"><text:span text:style-name="T1">31</text:span></text:p>
          </draw:text-box>
        </draw:frame>
        <draw:frame draw:style-name="gr5" draw:text-style-name="P4" draw:layer="layout" svg:width="1.497cm" svg:height="0.704cm" svg:x="3.413cm" svg:y="20.32cm">
          <draw:text-box>
            <text:p text:style-name="P3"><text:span text:style-name="T2">18-21</text:span></text:p>
          </draw:text-box>
        </draw:frame>
        <draw:line draw:style-name="gr6" draw:text-style-name="P1" draw:layer="layout" svg:x1="5.684cm" svg:y1="20.32cm" svg:x2="8.197cm" svg:y2="20.32cm">
          <text:p/>
        </draw:line>
        <draw:frame draw:style-name="gr5" draw:text-style-name="P4" draw:layer="layout" svg:width="1.497cm" svg:height="0.704cm" svg:x="6.114cm" svg:y="20.32cm">
          <draw:text-box>
            <text:p text:style-name="P3"><text:span text:style-name="T2">22-25</text:span></text:p>
          </draw:text-box>
        </draw:frame>
        <draw:line draw:style-name="gr6" draw:text-style-name="P1" draw:layer="layout" svg:x1="8.384cm" svg:y1="20.32cm" svg:x2="18.468cm" svg:y2="20.32cm">
          <text:p/>
        </draw:line>
        <draw:line draw:style-name="gr6" draw:text-style-name="P1" draw:layer="layout" svg:x1="2.885cm" svg:y1="20.32cm" svg:x2="5.398cm" svg:y2="20.32cm">
          <text:p/>
        </draw:line>
        <draw:frame draw:style-name="gr5" draw:text-style-name="P4" draw:layer="layout" svg:width="2.767cm" svg:height="0.704cm" svg:x="12.115cm" svg:y="20.32cm">
          <draw:text-box>
            <text:p text:style-name="P3"><text:span text:style-name="T2">mayor de 25</text:span></text:p>
          </draw:text-box>
        </draw:frame>
      </draw:page>
      <draw:page draw:name="page2" draw:style-name="dp1" draw:master-page-name="Predeterminado">
        <office:forms form:automatic-focus="false" form:apply-design-mode="false"/>
        <draw:frame draw:style-name="gr1" draw:layer="layout" svg:width="18.068cm" svg:height="10.663cm" svg:x="1.5cm" svg:y="9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1" draw:layer="layout" svg:width="1.381cm" svg:height="7.553cm" svg:x="2.8cm" svg:y="11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15cm" svg:height="9.287cm" svg:x="18.574cm" svg:y="10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53cm" svg:height="3.161cm" svg:x="5.5cm" svg:y="16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41cm" svg:height="0.053cm" svg:x="10.975cm" svg:y="19.20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17cm" svg:height="1.097cm" svg:x="2.885cm" svg:y="14.42cm">
          <draw:text-box>
            <text:p text:style-name="P2"><text:span text:style-name="T1">270</text:span></text:p>
          </draw:text-box>
        </draw:frame>
        <draw:frame draw:style-name="gr4" draw:text-style-name="P2" draw:layer="layout" svg:width="1.217cm" svg:height="1.097cm" svg:x="5.6cm" svg:y="17.417cm">
          <draw:text-box>
            <text:p text:style-name="P2"><text:span text:style-name="T1">115</text:span></text:p>
          </draw:text-box>
        </draw:frame>
        <draw:frame draw:style-name="gr7" draw:text-style-name="P2" draw:layer="layout" svg:width="0.898cm" svg:height="0.776cm" svg:x="14.342cm" svg:y="18.618cm">
          <draw:text-box>
            <text:p text:style-name="P2"><text:span text:style-name="T1">4</text:span></text:p>
          </draw:text-box>
        </draw:frame>
        <draw:frame draw:style-name="gr5" draw:text-style-name="P4" draw:layer="layout" svg:width="1.497cm" svg:height="0.704cm" svg:x="2.713cm" svg:y="20.32cm">
          <draw:text-box>
            <text:p text:style-name="P3"><text:span text:style-name="T2">18-19</text:span></text:p>
          </draw:text-box>
        </draw:frame>
        <draw:line draw:style-name="gr6" draw:text-style-name="P1" draw:layer="layout" svg:x1="2.885cm" svg:y1="20.32cm" svg:x2="4.075cm" svg:y2="20.32cm">
          <text:p/>
        </draw:line>
        <draw:frame draw:style-name="gr5" draw:text-style-name="P4" draw:layer="layout" svg:width="1.497cm" svg:height="0.704cm" svg:x="4.114cm" svg:y="20.32cm">
          <draw:text-box>
            <text:p text:style-name="P3"><text:span text:style-name="T2">20-21</text:span></text:p>
          </draw:text-box>
        </draw:frame>
        <draw:line draw:style-name="gr6" draw:text-style-name="P1" draw:layer="layout" svg:x1="4.286cm" svg:y1="20.32cm" svg:x2="5.476cm" svg:y2="20.32cm">
          <text:p/>
        </draw:line>
        <draw:frame draw:style-name="gr5" draw:text-style-name="P4" draw:layer="layout" svg:width="1.497cm" svg:height="0.704cm" svg:x="5.414cm" svg:y="20.32cm">
          <draw:text-box>
            <text:p text:style-name="P3"><text:span text:style-name="T2">22-23</text:span></text:p>
          </draw:text-box>
        </draw:frame>
        <draw:line draw:style-name="gr6" draw:text-style-name="P1" draw:layer="layout" svg:x1="5.586cm" svg:y1="20.32cm" svg:x2="6.776cm" svg:y2="20.32cm">
          <text:p/>
        </draw:line>
        <draw:frame draw:style-name="gr5" draw:text-style-name="P4" draw:layer="layout" svg:width="1.497cm" svg:height="0.704cm" svg:x="6.861cm" svg:y="20.312cm">
          <draw:text-box>
            <text:p text:style-name="P3"><text:span text:style-name="T2">24-25</text:span></text:p>
          </draw:text-box>
        </draw:frame>
        <draw:line draw:style-name="gr6" draw:text-style-name="P1" draw:layer="layout" svg:x1="7.033cm" svg:y1="20.312cm" svg:x2="8.223cm" svg:y2="20.312cm">
          <text:p/>
        </draw:line>
        <draw:frame draw:style-name="gr5" draw:text-style-name="P4" draw:layer="layout" svg:width="1.497cm" svg:height="0.704cm" svg:x="8.114cm" svg:y="20.32cm">
          <draw:text-box>
            <text:p text:style-name="P3"><text:span text:style-name="T2">26-27</text:span></text:p>
          </draw:text-box>
        </draw:frame>
        <draw:line draw:style-name="gr6" draw:text-style-name="P1" draw:layer="layout" svg:x1="8.286cm" svg:y1="20.32cm" svg:x2="9.476cm" svg:y2="20.32cm">
          <text:p/>
        </draw:line>
        <draw:frame draw:style-name="gr5" draw:text-style-name="P4" draw:layer="layout" svg:width="1.497cm" svg:height="0.704cm" svg:x="9.514cm" svg:y="20.32cm">
          <draw:text-box>
            <text:p text:style-name="P3"><text:span text:style-name="T2">28-29</text:span></text:p>
          </draw:text-box>
        </draw:frame>
        <draw:line draw:style-name="gr6" draw:text-style-name="P1" draw:layer="layout" svg:x1="9.686cm" svg:y1="20.32cm" svg:x2="10.876cm" svg:y2="20.32cm">
          <text:p/>
        </draw:line>
        <draw:frame draw:style-name="gr5" draw:text-style-name="P4" draw:layer="layout" svg:width="2.767cm" svg:height="0.704cm" svg:x="13.014cm" svg:y="20.32cm">
          <draw:text-box>
            <text:p text:style-name="P3"><text:span text:style-name="T2">mayor de 29</text:span></text:p>
          </draw:text-box>
        </draw:frame>
        <draw:line draw:style-name="gr6" draw:text-style-name="P1" draw:layer="layout" svg:x1="11.086cm" svg:y1="20.32cm" svg:x2="18.442cm" svg:y2="20.32cm">
          <text:p/>
        </draw:line>
        <draw:custom-shape draw:style-name="gr2" draw:text-style-name="P1" draw:layer="layout" svg:width="1.302cm" svg:height="4.511cm" svg:x="4.201cm" svg:y="14.7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302cm" svg:height="1.097cm" svg:x="4.281cm" svg:y="15.621cm">
          <draw:text-box>
            <text:p text:style-name="P2"><text:span text:style-name="T1">160</text:span></text:p>
          </draw:text-box>
        </draw:frame>
        <draw:custom-shape draw:style-name="gr2" draw:text-style-name="P1" draw:layer="layout" svg:width="1.381cm" svg:height="1.39cm" svg:x="6.848cm" svg:y="17.90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17cm" svg:height="1.097cm" svg:x="6.948cm" svg:y="17.91cm">
          <draw:text-box>
            <text:p text:style-name="P2"><text:span text:style-name="T1">50</text:span></text:p>
          </draw:text-box>
        </draw:frame>
        <draw:custom-shape draw:style-name="gr2" draw:text-style-name="P1" draw:layer="layout" svg:width="1.353cm" svg:height="0.509cm" svg:x="8.255cm" svg:y="18.78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17cm" svg:height="1.097cm" svg:x="8.455cm" svg:y="18.71cm">
          <draw:text-box>
            <text:p text:style-name="P2"><text:span text:style-name="T1">17</text:span></text:p>
          </draw:text-box>
        </draw:frame>
        <draw:custom-shape draw:style-name="gr2" draw:text-style-name="P1" draw:layer="layout" svg:width="1.353cm" svg:height="0.298cm" svg:x="9.603cm" svg:y="18.99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17cm" svg:height="1.097cm" svg:x="9.803cm" svg:y="18.411cm">
          <draw:text-box>
            <text:p text:style-name="P2"><text:span text:style-name="T1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10-22T13:23:13</meta:creation-date>
    <dc:creator>José Luis</dc:creator>
    <dc:date>2007-10-22T14:03:02</dc:date>
    <dc:language>es-ES</dc:language>
    <meta:editing-cycles>3</meta:editing-cycles>
    <meta:editing-duration>PT39M49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7999992370605pt" style:font-family-asian="'Lucida Sans Unicode'" style:font-family-generic-asian="system" style:font-pitch-asian="variable" style:font-size-asian="19.7999992370605pt" style:font-family-complex="Tahoma" style:font-family-generic-complex="system" style:font-pitch-complex="variable" style:font-size-complex="19.799999237060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9.10000038146973pt" style:font-family-asian="'Lucida Sans Unicode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8.069cm" svg:height="10.664cm" chart:class="chart:bar" chart:style-name="ch1">
        <chart:title svg:x="3.663cm" svg:y="0.212cm" chart:style-name="ch2">
          <text:p>Histograma. Edad estudiantes UIB</text:p>
        </chart:title>
        <chart:plot-area chart:style-name="ch3" table:cell-range-address="Hoja1.$A$76:.$B$99" chart:data-source-has-labels="column" chart:table-number-list="0" svg:x="0.36cm" svg:y="1.415cm" svg:width="17.349cm" svg:height="9.037cm">
          <chart:axis chart:dimension="x" chart:name="primary-x" chart:style-name="ch4">
            <chart:categories table:cell-range-address="local-table.A2:.A25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7999992370605pt" style:font-family-asian="'Lucida Sans Unicode'" style:font-family-generic-asian="system" style:font-pitch-asian="variable" style:font-size-asian="19.7999992370605pt" style:font-family-complex="Tahoma" style:font-family-generic-complex="system" style:font-pitch-complex="variable" style:font-size-complex="19.799999237060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9.10000038146973pt" style:font-family-asian="'Lucida Sans Unicode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8.069cm" svg:height="10.664cm" chart:class="chart:bar" chart:style-name="ch1">
        <chart:title svg:x="3.663cm" svg:y="0.212cm" chart:style-name="ch2">
          <text:p>Histograma. Edad estudiantes UIB</text:p>
        </chart:title>
        <chart:plot-area chart:style-name="ch3" table:cell-range-address="Hoja1.$A$76:.$B$99" chart:data-source-has-labels="column" chart:table-number-list="0" svg:x="0.36cm" svg:y="1.415cm" svg:width="17.349cm" svg:height="9.037cm">
          <chart:axis chart:dimension="x" chart:name="primary-x" chart:style-name="ch4">
            <chart:categories table:cell-range-address="local-table.A2:.A25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